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Tahoma1" svg:font-family="Tahoma"/>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2" style:family="table">
      <style:table-properties style:width="16.999cm" table:align="margins"/>
    </style:style>
    <style:style style:name="Tableau2.A" style:family="table-column">
      <style:table-column-properties style:column-width="8.5cm" style:rel-column-width="32767*"/>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top="0cm" fo:margin-bottom="0cm" fo:line-height="114%" style:writing-mode="lr-tb"/>
      <style:text-properties fo:font-variant="normal" fo:text-transform="none" fo:color="#000000" style:text-line-through-style="none" style:text-underline-style="none" style:text-blinking="false" fo:background-color="transparent"/>
    </style:style>
    <style:style style:name="P2" style:family="paragraph" style:parent-style-name="Text_20_body">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3" style:family="paragraph" style:parent-style-name="Text_20_body">
      <style:text-properties style:font-name="Arial"/>
    </style:style>
    <style:style style:name="P4" style:family="paragraph" style:parent-style-name="Text_20_body">
      <style:paragraph-properties fo:text-align="center" style:justify-single-word="false"/>
      <style:text-properties style:font-name="Arial"/>
    </style:style>
    <style:style style:name="P5" style:family="paragraph" style:parent-style-name="Text_20_body">
      <style:text-properties fo:font-size="7pt" style:font-size-asian="7pt" style:font-size-complex="7pt"/>
    </style:style>
    <style:style style:name="P6" style:family="paragraph" style:parent-style-name="Text_20_body">
      <style:text-properties fo:font-size="6pt" style:font-size-asian="6pt" style:font-size-complex="6pt"/>
    </style:style>
    <style:style style:name="P7" style:family="paragraph" style:parent-style-name="Text_20_body">
      <style:paragraph-properties fo:margin-top="0cm" fo:margin-bottom="0cm"/>
    </style:style>
    <style:style style:name="P8" style:family="paragraph" style:parent-style-name="Text_20_body">
      <style:paragraph-properties fo:margin-top="0cm" fo:margin-bottom="0cm" fo:line-height="114%" fo:text-align="center" style:justify-single-word="false" style:writing-mode="lr-tb"/>
      <style:text-properties fo:font-variant="normal" fo:text-transform="none" fo:color="#980000" style:font-name="Arial1" fo:font-size="14.25pt" fo:font-style="normal" style:text-underline-style="solid" style:text-underline-width="auto" style:text-underline-color="font-color" fo:font-weight="normal" fo:background-color="transparent"/>
    </style:style>
    <style:style style:name="P9" style:family="paragraph" style:parent-style-name="Text_20_body">
      <style:paragraph-properties fo:margin-top="0cm" fo:margin-bottom="0cm" fo:line-height="114%" fo:text-align="center" style:justify-single-word="false" style:writing-mode="lr-tb"/>
      <style:text-properties fo:font-variant="normal" fo:text-transform="none" fo:color="#980000" style:font-name="Arial1" fo:font-size="18pt" fo:font-style="normal" style:text-underline-style="solid" style:text-underline-width="auto" style:text-underline-color="font-color" fo:font-weight="normal" fo:background-color="transparent" style:font-size-asian="18pt" style:font-size-complex="18pt"/>
    </style:style>
    <style:style style:name="P10" style:family="paragraph" style:parent-style-name="Text_20_body">
      <style:paragraph-properties fo:margin-top="0cm" fo:margin-bottom="0cm" fo:line-height="114%"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11" style:family="paragraph" style:parent-style-name="Text_20_body">
      <style:paragraph-properties fo:margin-top="0cm" fo:margin-bottom="0cm" fo:line-height="114%" fo:text-align="center" style:justify-single-word="false"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12" style:family="paragraph" style:parent-style-name="Text_20_body">
      <style:paragraph-properties fo:margin-top="0cm" fo:margin-bottom="0cm" fo:line-height="114%" fo:text-align="start" style:justify-single-word="false"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13" style:family="paragraph" style:parent-style-name="Text_20_body">
      <style:paragraph-properties fo:margin-top="0cm" fo:margin-bottom="0cm" fo:line-height="114%" style:writing-mode="lr-tb"/>
      <style:text-properties fo:font-variant="normal" fo:text-transform="none" fo:color="#000000" style:text-line-through-style="none" style:font-name="Arial1" fo:font-size="6pt" fo:font-style="italic" style:text-underline-style="none" fo:font-weight="normal" style:text-blinking="false" fo:background-color="transparent" style:font-size-asian="6pt" style:font-size-complex="6pt"/>
    </style:style>
    <style:style style:name="P14" style:family="paragraph" style:parent-style-name="Text_20_body">
      <style:paragraph-properties fo:margin-top="0cm" fo:margin-bottom="0cm" fo:line-height="114%" style:writing-mode="lr-tb"/>
      <style:text-properties fo:font-variant="normal" fo:text-transform="none" fo:color="#000000" style:text-line-through-style="none" style:text-underline-style="none" style:text-blinking="false" fo:background-color="transparent"/>
    </style:style>
    <style:style style:name="P15" style:family="paragraph" style:parent-style-name="Text_20_body">
      <style:paragraph-properties fo:margin-top="0cm" fo:margin-bottom="0cm" fo:line-height="114%" fo:text-align="center" style:justify-single-word="false" style:writing-mode="lr-tb"/>
      <style:text-properties fo:font-variant="normal" fo:text-transform="none" fo:color="#000000" style:text-line-through-style="none" style:text-underline-style="none" style:text-blinking="false" fo:background-color="transparent"/>
    </style:style>
    <style:style style:name="P16" style:family="paragraph" style:parent-style-name="Text_20_body">
      <style:paragraph-properties fo:margin-top="0cm" fo:margin-bottom="0cm" fo:line-height="114%" fo:text-align="start" style:justify-single-word="false" style:writing-mode="lr-tb"/>
      <style:text-properties fo:font-variant="normal" fo:text-transform="none" fo:color="#000000" style:text-line-through-style="none" style:text-underline-style="none" style:text-blinking="false" fo:background-color="transparent"/>
    </style:style>
    <style:style style:name="P17" style:family="paragraph" style:parent-style-name="Text_20_body">
      <style:paragraph-properties fo:margin-top="0cm" fo:margin-bottom="0cm" fo:line-height="114%" fo:text-align="center"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18" style:family="paragraph" style:parent-style-name="Text_20_body">
      <style:paragraph-properties fo:margin-top="0cm" fo:margin-bottom="0cm" fo:line-height="114%" style:writing-mode="lr-tb"/>
    </style:style>
    <style:style style:name="P19" style:family="paragraph" style:parent-style-name="Text_20_body">
      <style:paragraph-properties fo:margin-top="0cm" fo:margin-bottom="0cm" fo:line-height="114%" fo:text-align="center" style:justify-single-word="false" style:writing-mode="lr-tb"/>
    </style:style>
    <style:style style:name="P20" style:family="paragraph" style:parent-style-name="Text_20_body">
      <style:paragraph-properties fo:margin-top="0cm" fo:margin-bottom="0cm" fo:line-height="114%" style:writing-mode="lr-tb"/>
      <style:text-properties fo:font-size="7pt" style:font-size-asian="7pt" style:font-size-complex="7pt"/>
    </style:style>
    <style:style style:name="P21" style:family="paragraph" style:parent-style-name="Text_20_body">
      <style:paragraph-properties fo:margin-left="0cm" fo:margin-right="0cm" fo:margin-top="0cm" fo:margin-bottom="0cm" fo:line-height="114%" fo:text-indent="0cm" style:auto-text-indent="false" style:writing-mode="lr-tb"/>
      <style:text-properties fo:font-variant="normal" fo:text-transform="none" fo:color="#000000" style:text-line-through-style="none" style:font-name="Arial1" fo:font-size="11.25pt" fo:font-style="italic" style:text-underline-style="none" fo:font-weight="normal" style:text-blinking="false" fo:background-color="transparent"/>
    </style:style>
    <style:style style:name="P22" style:family="paragraph" style:parent-style-name="Text_20_body">
      <style:paragraph-properties fo:margin-left="0cm" fo:margin-right="0cm" fo:margin-top="0cm" fo:margin-bottom="0cm" fo:line-height="114%" fo:text-indent="0cm" style:auto-text-indent="false" style:writing-mode="lr-tb"/>
      <style:text-properties fo:font-variant="normal" fo:text-transform="none" fo:color="#000000" style:text-line-through-style="none" style:text-underline-style="none" style:text-blinking="false" fo:background-color="transparent"/>
    </style:style>
    <style:style style:name="P23" style:family="paragraph" style:parent-style-name="Text_20_body">
      <style:paragraph-properties fo:margin-left="0cm" fo:margin-right="0cm" fo:margin-top="0cm" fo:margin-bottom="0cm" fo:line-height="114%" fo:text-indent="0cm" style:auto-text-indent="false" style:writing-mode="lr-tb"/>
      <style:text-properties fo:font-variant="normal" fo:text-transform="none" fo:color="#ff0000" style:text-line-through-style="none" style:font-name="Arial1" fo:font-size="11.25pt" fo:font-style="italic" style:text-underline-style="none" fo:font-weight="normal" style:text-blinking="false" fo:background-color="transparent"/>
    </style:style>
    <style:style style:name="P24" style:family="paragraph" style:parent-style-name="Text_20_body">
      <style:paragraph-properties fo:margin-left="0cm" fo:margin-right="0cm" fo:margin-top="0cm" fo:margin-bottom="0cm" fo:line-height="114%" fo:text-indent="0cm" style:auto-text-indent="false" style:writing-mode="lr-tb"/>
    </style:style>
    <style:style style:name="P25" style:family="paragraph" style:parent-style-name="Heading_20_1" style:list-style-name="L4">
      <style:paragraph-properties fo:break-before="page"/>
    </style:style>
    <style:style style:name="P26" style:family="paragraph" style:parent-style-name="Heading_20_2">
      <style:paragraph-properties>
        <style:tab-stops>
          <style:tab-stop style:position="-1.007cm"/>
        </style:tab-stops>
      </style:paragraph-properties>
    </style:style>
    <style:style style:name="P27" style:family="paragraph" style:parent-style-name="Heading_20_2">
      <style:text-properties fo:font-size="11.1999998092651pt" style:font-size-asian="11.1999998092651pt" style:font-size-complex="11.1999998092651pt"/>
    </style:style>
    <style:style style:name="P28" style:family="paragraph" style:parent-style-name="Contents_20_1">
      <style:paragraph-properties>
        <style:tab-stops>
          <style:tab-stop style:position="16.999cm" style:type="right" style:leader-style="dotted" style:leader-text="."/>
        </style:tab-stops>
      </style:paragraph-properties>
    </style:style>
    <style:style style:name="P29"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variant="normal" fo:text-transform="none"/>
    </style:style>
    <style:style style:name="T2" style:family="text">
      <style:text-properties fo:font-variant="normal" fo:text-transform="none" fo:color="#000000" style:text-line-through-style="none" style:text-underline-style="none" style:text-blinking="false" fo:background-color="transparent"/>
    </style:style>
    <style:style style:name="T3" style:family="text">
      <style:text-properties fo:font-variant="normal" fo:text-transform="none" fo:color="#000000" style:text-line-through-style="none" style:font-name="Arial1" fo:font-size="11.25pt" fo:font-style="italic" style:text-underline-style="none" fo:font-weight="bold" style:text-blinking="false" fo:background-color="transparent"/>
    </style:style>
    <style:style style:name="T4" style:family="text">
      <style:text-properties fo:font-variant="normal" fo:text-transform="none" fo:color="#000000" style:text-line-through-style="none" style:font-name="Arial1" fo:font-size="11.25pt" fo:font-style="italic" style:text-underline-style="none" fo:font-weight="normal" style:text-blinking="false" fo:background-color="transparent"/>
    </style:style>
    <style:style style:name="T5"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6" style:family="text">
      <style:text-properties fo:font-variant="normal" fo:text-transform="none" fo:color="#000000" style:text-line-through-style="none" style:font-name="Arial1" fo:font-size="6.75pt" fo:font-style="italic" style:text-underline-style="none" fo:font-weight="normal" style:text-blinking="false" fo:background-color="transparent"/>
    </style:style>
    <style:style style:name="T7" style:family="text">
      <style:text-properties fo:font-variant="normal" fo:text-transform="none" fo:color="#000000" style:text-line-through-style="none" style:font-name="Trebuchet MS" fo:font-size="18pt" fo:font-style="normal" style:text-underline-style="solid" style:text-underline-width="auto" style:text-underline-color="font-color" fo:font-weight="bold" style:text-blinking="false" fo:background-color="transparent" style:font-size-asian="18pt" style:font-weight-asian="bold" style:font-size-complex="18pt" style:font-weight-complex="bold"/>
    </style:style>
    <style:style style:name="T8" style:family="text">
      <style:text-properties fo:font-variant="normal" fo:text-transform="none" fo:color="#000000" style:font-name="Arial1" fo:font-size="11.25pt" fo:font-style="normal" style:text-underline-style="solid" style:text-underline-width="auto" style:text-underline-color="font-color" fo:font-weight="bold" fo:background-color="transparent" style:font-weight-asian="bold" style:font-weight-complex="bold"/>
    </style:style>
    <style:style style:name="T9" style:family="text">
      <style:text-properties fo:color="#000000"/>
    </style:style>
    <style:style style:name="T10" style:family="text">
      <style:text-properties style:text-line-through-style="none"/>
    </style:style>
    <style:style style:name="T11" style:family="text">
      <style:text-properties style:text-underline-style="none"/>
    </style:style>
    <style:style style:name="T12" style:family="text">
      <style:text-properties style:text-blinking="false"/>
    </style:style>
    <style:style style:name="T13" style:family="text">
      <style:text-properties fo:background-color="transparent"/>
    </style:style>
    <style:style style:name="T14" style:family="text">
      <style:text-properties style:font-name="Arial1"/>
    </style:style>
    <style:style style:name="T15" style:family="text">
      <style:text-properties style:font-name="Arial1" fo:font-size="11.25pt" fo:font-style="normal" fo:font-weight="normal"/>
    </style:style>
    <style:style style:name="T16" style:family="text">
      <style:text-properties style:font-name="Arial1" fo:font-size="11.25pt" fo:font-style="italic" fo:font-weight="normal"/>
    </style:style>
    <style:style style:name="T17" style:family="text">
      <style:text-properties fo:font-size="11.25pt"/>
    </style:style>
    <style:style style:name="T18" style:family="text">
      <style:text-properties fo:font-style="normal"/>
    </style:style>
    <style:style style:name="T19" style:family="text">
      <style:text-properties fo:font-weight="normal"/>
    </style:style>
    <style:style style:name="T20" style:family="text">
      <style:text-properties style:text-underline-style="solid" style:text-underline-width="auto" style:text-underline-color="font-color"/>
    </style:style>
    <style:style style:name="T21" style:family="text">
      <style:text-properties fo:font-style="italic" style:font-style-asian="italic" style:font-style-complex="italic"/>
    </style:style>
    <style:style style:name="fr1" style:family="graphic" style:parent-style-name="Frame">
      <style:graphic-properties style:run-through="foreground" style:wrap="none" style:vertical-pos="top" style:vertical-rel="paragraph-content" style:horizontal-pos="center" style:horizontal-rel="paragraph"/>
    </style:style>
    <style:style style:name="fr2" style:family="graphic" style:parent-style-name="Frame">
      <style:graphic-properties style:run-through="foreground" style:wrap="none" style:vertical-pos="from-top" style:vertical-rel="paragraph" style:horizontal-pos="center" style:horizontal-rel="paragraph"/>
    </style:style>
    <style:style style:name="fr3" style:family="graphic" style:parent-style-name="Graphics">
      <style:graphic-properties fo:margin-left="0cm" fo:margin-right="0cm" fo:margin-top="0cm" fo:margin-bottom="0cm" style:vertical-pos="top" style:vertical-rel="paragraph" style:horizontal-pos="center" style:horizontal-rel="paragraph" fo:padding="0cm" fo:border="0.002cm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1.27cm" fo:text-indent="0.265cm" fo:margin-left="0.3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9"><text:bookmark text:name="docs-internal-guid-4c5fd835-dfee-6074-cad2-f033cd557446"/>Rapport TP OpenStreetMap</text:p>
      <text:p text:style-name="Text_20_body"><text:line-break/></text:p>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8">I.Requêtes SQL :<text:tab/>2</text:p>
          <text:p text:style-name="P29"><text:s text:c="11"/>Question 1 : <text:tab/>2</text:p>
          <text:p text:style-name="P29"><text:s text:c="11"/>Question 2.a : <text:tab/>2</text:p>
          <text:p text:style-name="P29"><text:s text:c="11"/>Question 2.b : <text:tab/>2</text:p>
          <text:p text:style-name="P29"><text:s text:c="11"/>Question 3 : <text:tab/>3</text:p>
          <text:p text:style-name="P29"><text:s text:c="11"/>Question 4 : <text:tab/>3</text:p>
          <text:p text:style-name="P29"><text:s text:c="11"/>Question 5.a : <text:tab/>4</text:p>
          <text:p text:style-name="P29"><text:s text:c="11"/>Question 5.b : <text:tab/>6</text:p>
          <text:p text:style-name="P29"><text:s text:c="11"/>Question 5.c : <text:tab/>6</text:p>
          <text:p text:style-name="P29"><text:s text:c="11"/>Question 6 (bonus) : <text:tab/>7</text:p>
          <text:p text:style-name="P29"><text:s text:c="11"/>Question 7 : <text:tab/>8</text:p>
          <text:p text:style-name="P28">II.Documentation de l’application :<text:tab/>9</text:p>
          <text:p text:style-name="P29"><text:s text:c="10"/>Question 8 : <text:tab/>9</text:p>
          <text:p text:style-name="P29"><text:s text:c="10"/>Question 9 : <text:tab/>9</text:p>
          <text:p text:style-name="P29"><text:s text:c="10"/>Question 10 <text:s/>(alternatives a et b) : <text:tab/>10</text:p>
          <text:p text:style-name="P29"><text:s text:c="10"/>Question 11 (suggestion a) : <text:tab/>11</text:p>
          <text:p text:style-name="P28">III.Manuel Utilisateur<text:tab/>13</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Charlotte TROTTA</text:p>
      <text:p text:style-name="Text_20_body">Nathalie MIBORD</text:p>
      <text:p text:style-name="Text_20_body">Emilie LIBESSART</text:p>
      <text:p text:style-name="Text_20_body">Nicolas BERILLON</text:p>
      <text:list xml:id="list42559802" text:style-name="L4">
        <text:list-item>
          <text:h text:style-name="P25" text:outline-level="1"><text:span text:style-name="T7">Requêtes SQL :</text:span></text:h>
        </text:list-item>
      </text:list>
      <text:p text:style-name="Text_20_body"><text:span text:style-name="T3"/></text:p>
      <text:h text:style-name="P26" text:outline-level="2"><text:span text:style-name="T3"><text:s text:c="11"/>Question 1 :</text:span><text:span text:style-name="T2"> </text:span></text:h>
      <text:p text:style-name="Text_20_body"><text:span text:style-name="T4">Compter le nombre de contributeurs pour les données de la région Rhône-Alpes (= nombre de tuples de la relation users). </text:span></text:p>
      <text:p text:style-name="Text_20_body"/>
      <text:p text:style-name="P11">SELECT count(*) AS nb_distributeurs FROM users;</text:p>
      <text:p text:style-name="Text_20_body"><draw:frame draw:style-name="fr1" draw:name="Cadre1" text:anchor-type="paragraph" svg:width="4.413cm" draw:z-index="0"><draw:text-box fo:min-height="3.394cm"><text:p text:style-name="P4"><text:s/>nb_distributeurs</text:p><text:p text:style-name="P4">------------------</text:p><text:p text:style-name="P4"><text:s text:c="13"/>4576</text:p><text:p text:style-name="P17">(1 ligne)</text:p></draw:text-box></draw:frame></text:p>
      <text:p text:style-name="P3"/>
      <text:h text:style-name="Heading_20_2" text:outline-level="2"><text:span text:style-name="T3"><text:s text:c="11"/>Question 2.a :</text:span><text:span text:style-name="T2"> </text:span></text:h>
      <text:p text:style-name="Text_20_body"><text:span text:style-name="T4">Quelles sont les coordonnées géographiques du domaine universitaire de Grenoble ? </text:span></text:p>
      <text:p text:style-name="Text_20_body"/>
      <text:p text:style-name="P19"><text:span text:style-name="T5">SELECT ST_X(geom) AS longitude, ST_Y(geom) AS latitude FROM nodes WHERE id=1787038609;</text:span></text:p>
      <text:p text:style-name="P10"><draw:frame draw:style-name="fr1" draw:name="Cadre2" text:anchor-type="paragraph" svg:width="5.121cm" draw:z-index="1"><draw:text-box fo:min-height="2.833cm"><text:p text:style-name="P11"><text:s/>longitude | latitude <text:s/></text:p><text:p text:style-name="P11">--------------+----------- <text:s/></text:p><text:p text:style-name="P11"><text:s text:c="4"/>5.7680106 | 45.192893 <text:s/></text:p><text:p text:style-name="P11">(1 ligne) </text:p></draw:text-box></draw:frame></text:p>
      <text:p text:style-name="P18"/>
      <text:p text:style-name="P18"/>
      <text:h text:style-name="Heading_20_2" text:outline-level="2"><text:span text:style-name="T3"><text:s text:c="11"/>Question 2.b :</text:span><text:span text:style-name="T2"> </text:span></text:h>
      <text:p text:style-name="Text_20_body"><text:span text:style-name="T4">Dans quel système de référence ces coordonnées sont-elles exprimées ?</text:span></text:p>
      <text:p text:style-name="Text_20_body"/>
      <text:p text:style-name="P11">SELECT auth_srid AS srid, auth_name AS name FROM spatial_ref_sys, nodes WHERE id=1787038609 AND ST_SRID(geom) = srid;</text:p>
      <text:p text:style-name="Text_20_body"><draw:frame draw:style-name="fr1" draw:name="Cadre3" text:anchor-type="paragraph" svg:width="4.008cm" draw:z-index="2"><draw:text-box fo:min-height="2.392cm"><text:p text:style-name="P11">srid | name</text:p><text:p text:style-name="P11">------+------ <text:s text:c="2"/></text:p><text:p text:style-name="P11">4326 | EPSG</text:p><text:p text:style-name="P11">(1 ligne)</text:p></draw:text-box></draw:frame></text:p>
      <text:p text:style-name="P18"/>
      <text:h text:style-name="Heading_20_2" text:outline-level="2"><text:soft-page-break/><text:span text:style-name="T3"><text:s text:c="11"/>Question 3 :</text:span><text:span text:style-name="T2"> </text:span></text:h>
      <text:p text:style-name="Text_20_body"><text:span text:style-name="T4">Quelles sont les coordonnées géographiques du centroïde de la mairie de Grenoble (la mairie est un chemin qui contient l'attribut "amenity"=&gt;"townhall" et dont le nom contient "Grenoble"). </text:span></text:p>
      <text:p text:style-name="Text_20_body"/>
      <text:p text:style-name="P11">SELECT ST_X(ST_Centroid(bbox)) AS longitude, ST_Y(ST_Centroid(bbox)) AS latitude FROM ways WHERE tags-&gt;'amenity'='townhall' AND (tags-&gt;'name' LIKE '%Grenoble%');</text:p>
      <text:p text:style-name="P19"><draw:frame draw:style-name="fr1" draw:name="Cadre4" text:anchor-type="paragraph" svg:width="5.761cm" draw:z-index="3"><draw:text-box fo:min-height="2.833cm"><text:p text:style-name="P11">longitude <text:s/>| <text:s/>latitude <text:s text:c="3"/></text:p><text:p text:style-name="P11">------------+------------- </text:p><text:p text:style-name="P11">5.73644115 | 45.18644215</text:p><text:p text:style-name="P11">(1 ligne)</text:p></draw:text-box></draw:frame></text:p>
      <text:p text:style-name="P19"/>
      <text:h text:style-name="Heading_20_2" text:outline-level="2"><text:span text:style-name="T3"><text:s text:c="11"/>Question 4 :</text:span><text:span text:style-name="T2"> </text:span></text:h>
      <text:p text:style-name="Text_20_body"><text:span text:style-name="T4">Compter le nombre de routes (chemins contenant la clef "highway") par type (par valeur de l'attribut "highway"), ordonné par ordre décroissant. </text:span></text:p>
      <text:p text:style-name="Text_20_body"/>
      <text:p text:style-name="P11">SELECT tags-&gt;'highway' AS highway, COUNT(*) AS nb_routes FROM ways WHERE tags?'highway' GROUP BY tags-&gt;'highway' ORDER BY COUNT(*) DESC;</text:p>
      <text:p text:style-name="Text_20_body"><draw:frame draw:style-name="fr2" draw:name="Cadre6" text:anchor-type="paragraph" svg:y="0.39cm" svg:width="6.145cm" draw:z-index="5"><draw:text-box fo:min-height="13.674cm"><text:p text:style-name="P1">       <text:span text:style-name="T15">highway          | nb_routes</text:span></text:p><text:p text:style-name="P10">--------------------------+-----------</text:p><text:p text:style-name="P10">residential              |     94356</text:p><text:p text:style-name="P10">unclassified             |     77678</text:p><text:p text:style-name="P10">service                  |     64461</text:p><text:p text:style-name="P10">track                    |     58276</text:p><text:p text:style-name="P10">tertiary                 |     21923</text:p><text:p text:style-name="P10">footway                  |     21742</text:p><text:p text:style-name="P10">path                     |     21413</text:p><text:p text:style-name="P10">secondary                |     18444</text:p><text:p text:style-name="P10">primary                  |     11970</text:p><text:p text:style-name="P10">pedestrian               |      4002</text:p><text:p text:style-name="P10">steps                    |      3355</text:p><text:p text:style-name="P10">cycleway                 |      2505</text:p><text:p text:style-name="P10">motorway                 |      2210</text:p><text:p text:style-name="P10">road                     |      1976</text:p><text:p text:style-name="P10">motorway_link            |      1956</text:p><text:p text:style-name="P10">living_street            |      1907</text:p><text:p text:style-name="P10">platform                 |      1821</text:p><text:p text:style-name="P10">trunk                    |      1045</text:p><text:p text:style-name="P10">trunk_link               |      1017</text:p><text:p text:style-name="P10">primary_link             |       763</text:p><text:p text:style-name="P10">bridleway                |       320</text:p><text:p text:style-name="P10">tertiary_link            |       295</text:p><text:p text:style-name="P10">secondary_link           |       270</text:p><text:p text:style-name="P10">construction             |       195</text:p></draw:text-box></draw:frame></text:p>
      <text:p text:style-name="P2"><draw:frame draw:style-name="fr1" draw:name="Cadre5" text:anchor-type="paragraph" svg:width="6.585cm" draw:z-index="4"><draw:text-box fo:min-height="14.653cm"><text:p text:style-name="P10">raceway                  |        48</text:p><text:p text:style-name="P10">proposed                 |        40</text:p><text:p text:style-name="P10">rest_area                |        33</text:p><text:p text:style-name="P10">services                 |        26</text:p><text:p text:style-name="P10">via_ferrata              |        18</text:p><text:p text:style-name="P10">bus_stop                 |        16</text:p><text:p text:style-name="P10">conveyor                 |         8</text:p><text:p text:style-name="P10">private                  |         7</text:p><text:p text:style-name="P10">elevator                 |         7</text:p><text:p text:style-name="P10">corridor                 |         5</text:p><text:p text:style-name="P10">bus_guideway             |         5</text:p><text:p text:style-name="P10">crossing                 |         4</text:p><text:p text:style-name="P10">abandoned                |         3</text:p><text:p text:style-name="P10">proposal                 |         2</text:p><text:p text:style-name="P10">turning_circle           |         2</text:p><text:p text:style-name="P10">emergency_access_point   |         2</text:p><text:p text:style-name="P10">unclassified;service     |         1</text:p><text:p text:style-name="P10">cycleway;path            |         1</text:p><text:p text:style-name="P10">unclassified;track       |         1</text:p><text:p text:style-name="P10">tertiary;secondary       |         1</text:p><text:p text:style-name="P10">residential;unclassified |         1</text:p><text:p text:style-name="P10">pathway                  |         1</text:p><text:p text:style-name="P10">yes                      |         1</text:p><text:p text:style-name="P10">passing_place            |         1</text:p><text:p text:style-name="P10">ford                     |         1</text:p><text:p text:style-name="P10">alley                    |         1</text:p><text:p text:style-name="P10">residential;track        |         1</text:p><text:p text:style-name="P10">(51 lignes)</text:p></draw:text-box></draw:frame><text:soft-page-break/></text:p>
      <text:h text:style-name="Heading_20_2" text:outline-level="2"><text:span text:style-name="T3"><text:s text:c="11"/>Question 5.a :</text:span><text:span text:style-name="T2"> </text:span></text:h>
      <text:p text:style-name="Text_20_body"><text:span text:style-name="T4">Même question que précédemment (question 4), mais au lieu de compter les routes, affichez leur longueur.</text:span></text:p>
      <text:p text:style-name="P5"/>
      <text:p text:style-name="P11">SELECT tags-&gt;'highway' AS highway, SUM(ST_Length(linestring)) AS length FROM ways WHERE tags?'highway' GROUP BY tags-&gt;'highway' ORDER BY SUM(ST_Length(linestring)) DESC;</text:p>
      <text:p text:style-name="Text_20_body"><draw:frame draw:style-name="fr1" draw:name="Cadre7" text:anchor-type="paragraph" svg:width="8.047cm" draw:z-index="6"><draw:text-box fo:min-height="5.586cm"><text:p text:style-name="P14">        <text:span text:style-name="T15">highway          |        length</text:span></text:p><text:p text:style-name="P10">--------------------------+----------------------</text:p><text:p text:style-name="P10">unclassified             |     435.285712879273</text:p><text:p text:style-name="P10">track                    |     343.366696791793</text:p><text:p text:style-name="P10">residential              |     210.396982404606</text:p><text:p text:style-name="P10">tertiary                 |     208.294200085326</text:p><text:p text:style-name="P10">path                     |     134.367018999509</text:p><text:p text:style-name="P10">secondary                |     120.622408690095</text:p><text:p text:style-name="P10">service                  |     62.5645575726099</text:p><text:p text:style-name="P10">primary                  |     53.3422148486077</text:p></draw:text-box></draw:frame></text:p>
      <text:p text:style-name="P10"><draw:frame draw:style-name="fr1" draw:name="Cadre8" text:anchor-type="paragraph" svg:width="9.813cm" draw:z-index="7"><draw:text-box fo:min-height="23.252cm"><text:p text:style-name="P10">motorway                 |     28.6715936154116</text:p><text:p text:style-name="P10">footway                  |     26.9145189180964</text:p><text:p text:style-name="P10">cycleway                 |     10.1213381544952</text:p><text:p text:style-name="P10">road                     |     8.37733244501455</text:p><text:p text:style-name="P10">trunk                    |     7.09821321050042</text:p><text:p text:style-name="P10">motorway_link            |     5.51177937675859</text:p><text:p text:style-name="P10">pedestrian               |     4.73331637143003</text:p><text:p text:style-name="P10">bridleway                |     2.85057359795041</text:p><text:p text:style-name="P10">living_street            |     2.49893965509429</text:p><text:p text:style-name="P10">trunk_link               |     2.12683675252511</text:p><text:p text:style-name="P10">construction             |     1.27360036717929</text:p><text:p text:style-name="P10">primary_link             |      1.1340883449525</text:p><text:p text:style-name="P10">steps                    |    0.790884454795759</text:p><text:p text:style-name="P10">tertiary_link            |    0.412146721856399</text:p><text:p text:style-name="P10">proposed                 |    0.405155153438685</text:p><text:p text:style-name="P10">corridor                 |    0.384494201037925</text:p><text:p text:style-name="P10">services                 |    0.342651295516932</text:p><text:p text:style-name="P10">platform                 |    0.323979669146777</text:p><text:p text:style-name="P10">raceway                  |    0.302529637202219</text:p><text:p text:style-name="P10">rest_area                |    0.257651954958723</text:p><text:p text:style-name="P10">secondary_link           |    0.229150230092211</text:p><text:p text:style-name="P10">via_ferrata              |   0.0354335168638014</text:p><text:p text:style-name="P10">residential;unclassified |   0.0221886942773748</text:p><text:p text:style-name="P10">proposal                 |   0.0209007795790456</text:p><text:p text:style-name="P10">unclassified;track       |   0.0111607302543396</text:p><text:p text:style-name="P10">bus_stop                 |  0.00972746337138419</text:p><text:p text:style-name="P10">tertiary;secondary       |  0.00678690105795661</text:p><text:p text:style-name="P10">private                  |   0.0065058917846346</text:p><text:p text:style-name="P10">pathway                  |  0.00578500038720849</text:p><text:p text:style-name="P10">abandoned                |  0.00555497862918651</text:p><text:p text:style-name="P10">cycleway;path            |  0.00541457054121882</text:p><text:p text:style-name="P10">residential;track        |  0.00457510050326216</text:p><text:p text:style-name="P10">bus_guideway             |  0.00382350615509007</text:p><text:p text:style-name="P10">elevator                 |  0.00286261406357175</text:p><text:p text:style-name="P10">unclassified;service     |  0.00207177328855967</text:p><text:p text:style-name="P10">turning_circle           |  0.00152729118701463</text:p><text:p text:style-name="P10">conveyor                 |  0.00137332309839854</text:p><text:p text:style-name="P10">yes                      | 0.000967514906313659</text:p><text:p text:style-name="P10">alley                    | 0.000928515144842681</text:p><text:p text:style-name="P10">passing_place            |  0.00088163470610578</text:p><text:p text:style-name="P10">ford                     | 0.000780944588306162</text:p><text:p text:style-name="P10">emergency_access_point   | 0.000780703162049341</text:p><text:p text:style-name="P10">crossing                 |  0.00035376927717115</text:p><text:p text:style-name="P10">(51 lignes)</text:p></draw:text-box></draw:frame><text:soft-page-break/><text:span text:style-name="T15"/></text:p>
      <text:p text:style-name="P10"/>
      <text:p text:style-name="Text_20_body"/>
      <text:h text:style-name="Heading_20_2" text:outline-level="2"><text:soft-page-break/><text:span text:style-name="T3"><text:s text:c="11"/>Question 5.b :</text:span><text:span text:style-name="T2"> </text:span></text:h>
      <text:p text:style-name="Text_20_body"><text:span text:style-name="T4">En quelle unité cette longueur est-elle exprimée ?</text:span></text:p>
      <text:p text:style-name="P5"/>
      <text:p text:style-name="P11">SELECT srid, srtext AS unite FROM spatial_ref_sys, ways WHERE ST_SRID(line</text:p>
      <text:p text:style-name="P11">string)=srid LIMIT 1;</text:p>
      <text:p text:style-name="Text_20_body"><draw:frame draw:style-name="fr1" draw:name="Cadre9" text:anchor-type="paragraph" svg:width="17.023cm" draw:z-index="8"><draw:text-box fo:min-height="3.741cm"><text:p text:style-name="P18"><text:span text:style-name="T5">srid <text:s/>| unite</text:span></text:p><text:p text:style-name="P10">------+-------------------------------------------------------------------------</text:p><text:p text:style-name="P10">4326 | GEOGCS["WGS 84",DATUM["WGS_1984",SPHEROID["WGS 84",6378137,298.257223563,AUTHORITY["EPSG","7030"]],AUTHORITY["EPSG","6326"]],PRIMEM["Greenwich",0,AUTHORITY["EPSG","8901"]],UNIT["degree",0.0174532925199433,AUTHORITY["EPSG","9122"]],AUTHORITY["EPSG","4326"]]</text:p><text:p text:style-name="P18"><text:span text:style-name="T5">(1 ligne)</text:span></text:p></draw:text-box></draw:frame></text:p>
      <text:p text:style-name="P18"><text:span text:style-name="T5">L’unité de cette longueur est le </text:span><text:span text:style-name="T8">degré</text:span><text:span text:style-name="T5">.</text:span></text:p>
      <text:p text:style-name="P5"/>
      <text:p text:style-name="P5"/>
      <text:h text:style-name="Heading_20_2" text:outline-level="2"><text:span text:style-name="T3"><text:s text:c="11"/>Question 5.c :</text:span><text:span text:style-name="T2"> </text:span></text:h>
      <text:p text:style-name="Text_20_body"><text:span text:style-name="T4">Même question, mais avec toutes les longueurs converties dans le système métrique (km si possible).</text:span></text:p>
      <text:p text:style-name="P6"/>
      <text:p text:style-name="P11">SELECT tags-&gt;'highway' AS highway, SUM(ST_Length(ST_Transform(linestring,4326)::geography))/1000 AS length FROM ways WHERE tags?'highway' GROUP BY tags-&gt;'highway' ORDER BY sum(ST_length(ST_Transform(linestring,4326)::geography)) DESC;</text:p>
      <text:p text:style-name="P10"><draw:frame draw:style-name="fr1" draw:name="Cadre10" text:anchor-type="paragraph" svg:width="8.236cm" draw:z-index="9"><draw:text-box fo:min-height="11.684cm"><text:p text:style-name="P16">        <text:span text:style-name="T15">highway          |       length</text:span></text:p><text:p text:style-name="P12">--------------------------+--------------------</text:p><text:p text:style-name="P12">unclassified             |   39840.3847465004</text:p><text:p text:style-name="P12">track                    |   31548.5308675041</text:p><text:p text:style-name="P12">residential              |    19217.248646164</text:p><text:p text:style-name="P12">tertiary                 |   19092.5143218903</text:p><text:p text:style-name="P12">path                     |   12385.5371652032</text:p><text:p text:style-name="P12">secondary                |   11054.7544485223</text:p><text:p text:style-name="P12">service                  |   5721.88752214514</text:p><text:p text:style-name="P12">primary                  |   4905.59039039862</text:p><text:p text:style-name="P12">motorway                 |   2645.76412625689</text:p><text:p text:style-name="P12">footway                  |    2452.9424121304</text:p><text:p text:style-name="P12">cycleway                 |   927.600411902203</text:p><text:p text:style-name="P12">road                     |   769.272454468655</text:p><text:p text:style-name="P12">trunk                    |   647.685572912772</text:p><text:p text:style-name="P12">motorway_link            |   505.818144374077</text:p><text:p text:style-name="P12">pedestrian               |    430.80963640836</text:p><text:p text:style-name="P12">bridleway                |   257.050912255378</text:p><text:p text:style-name="P12">living_street            |   229.069247325745</text:p><text:p text:style-name="P12">trunk_link               |   193.487275288256</text:p><text:p text:style-name="P12">construction             |   117.639306249841</text:p><text:p text:style-name="P12">primary_link             |   103.318919551506</text:p></draw:text-box></draw:frame></text:p>
      <text:p text:style-name="P10"><draw:frame draw:style-name="fr1" draw:name="Cadre11" text:anchor-type="paragraph" svg:width="9.305cm" draw:z-index="10"><draw:text-box fo:min-height="17.353cm"><text:p text:style-name="P10">steps                    |     71.86176885469</text:p><text:p text:style-name="P10">tertiary_link            |   36.9880580178088</text:p><text:p text:style-name="P10">proposed                 |    35.369600898467</text:p><text:p text:style-name="P10">corridor                 |   34.7364695145201</text:p><text:p text:style-name="P10">services                 |   32.3508890077913</text:p><text:p text:style-name="P10">platform                 |   30.0639354207091</text:p><text:p text:style-name="P10">raceway                  |   27.4755623767283</text:p><text:p text:style-name="P10">rest_area                |   24.1065931803798</text:p><text:p text:style-name="P10">secondary_link           |   21.1688219702772</text:p><text:p text:style-name="P10">via_ferrata              |   3.15112400231986</text:p><text:p text:style-name="P10">residential;unclassified |   2.05310559011799</text:p><text:p text:style-name="P10">proposal                 |   1.86149018896854</text:p><text:p text:style-name="P10">bus_stop                 |   1.03321353461398</text:p><text:p text:style-name="P10">unclassified;track       |   1.02255260611962</text:p><text:p text:style-name="P10">private                  |  0.609209323081245</text:p><text:p text:style-name="P10">tertiary;secondary       |  0.540034761122943</text:p><text:p text:style-name="P10">pathway                  |  0.458675475737785</text:p><text:p text:style-name="P10">cycleway;path            |   0.45578564221882</text:p><text:p text:style-name="P10">abandoned                |  0.454916822085196</text:p><text:p text:style-name="P10">bus_guideway             |  0.381385712138663</text:p><text:p text:style-name="P10">residential;track        |  0.381302829031696</text:p><text:p text:style-name="P10">elevator                 |  0.293071330312212</text:p><text:p text:style-name="P10">unclassified;service     |  0.175376399581823</text:p><text:p text:style-name="P10">turning_circle           |  0.138258611412091</text:p><text:p text:style-name="P10">conveyor                 |  0.128737535725735</text:p><text:p text:style-name="P10">alley                    | 0.0934480974760791</text:p><text:p text:style-name="P10">ford                     | 0.0856883509068673</text:p><text:p text:style-name="P10">passing_place            | 0.0802450829762093</text:p><text:p text:style-name="P10">emergency_access_point   | 0.0789614870720364</text:p><text:p text:style-name="P10">yes                      | 0.0753841162546393</text:p><text:p text:style-name="P10">crossing                 | 0.0335306240181216</text:p><text:p text:style-name="P10">(51 lignes)</text:p></draw:text-box></draw:frame><text:soft-page-break/></text:p>
      <text:p text:style-name="Text_20_body"/>
      <text:h text:style-name="Heading_20_2" text:outline-level="2"><text:span text:style-name="T3"><text:s text:c="11"/>Question 6 (bonus) :</text:span><text:span text:style-name="T2"> </text:span></text:h>
      <text:p text:style-name="Text_20_body"><text:span text:style-name="T4">Quelle est l'aire totale de l'Ensimag en m</text:span><text:span text:style-name="T6">²</text:span><text:span text:style-name="T2"> </text:span><text:span text:style-name="T4">?</text:span></text:p>
      <text:p text:style-name="Text_20_body"/>
      <text:p text:style-name="P19"><text:span text:style-name="T5">SELECT SUM( ST_AREA(ST_Transform(bbox,4326)::geography)) AS aire_total_ensimag FROM ways WHERE tags-&gt;’amenity’=’university’ AND tags-&gt;'name' like '%Ensimag%';</text:span></text:p>
      <text:p text:style-name="P2"><draw:frame draw:style-name="fr1" draw:name="Cadre12" text:anchor-type="paragraph" svg:width="5.44cm" draw:z-index="11"><draw:text-box fo:min-height="2.683cm"><text:p text:style-name="P11">aire_total_ensimag</text:p><text:p text:style-name="P11">--------------------</text:p><text:p text:style-name="P15">  <text:span text:style-name="T15">3829.31086280942</text:span></text:p><text:p text:style-name="P11">(1 ligne)</text:p></draw:text-box></draw:frame></text:p>
      <text:h text:style-name="Heading_20_2" text:outline-level="2"><text:soft-page-break/><text:span text:style-name="T3"><text:s text:c="11"/>Question 7 :</text:span><text:span text:style-name="T2"> </text:span></text:h>
      <text:p text:style-name="Text_20_body"><text:span text:style-name="T4">Affichez l'ensemble des quartiers de Grenoble, avec, pour chaque quartier, le nombre d'écoles ("amenity"=&gt;"school") qu'il contient, le tout ordonné par nombre d'écoles décroissant. </text:span></text:p>
      <text:p text:style-name="Text_20_body"/>
      <text:p text:style-name="P11">SELECT q.quartier, COUNT(w) AS nb_ecoles  FROM quartier q, ways w WHERE </text:p>
      <text:p text:style-name="P11">w.tags-&gt;'amenity'='school' AND ST_Intersects(ST_Transform(q.the_geom, 4326), w.bbox) GROUP BY q.quartier ORDER BY COUNT(w) DESC;</text:p>
      <text:p text:style-name="Text_20_body"><draw:frame draw:style-name="fr1" draw:name="Cadre13" text:anchor-type="paragraph" svg:width="6.657cm" draw:z-index="12"><draw:text-box fo:min-height="13.989cm"><text:p text:style-name="P14">      <text:span text:style-name="T15">quartier       | nb_ecoles</text:span></text:p><text:p text:style-name="P10">----------------------+-----------</text:p><text:p text:style-name="P10">BERRIAT ST BRUNO     |        13</text:p><text:p text:style-name="P10">CENTRE VILLLE        |        12</text:p><text:p text:style-name="P10">EXPOSITION-BAJATIERE |        11</text:p><text:p text:style-name="P10">RONDEAU-LIBERATION   |         8</text:p><text:p text:style-name="P10">MALHERBE             |         7</text:p><text:p text:style-name="P10">ALPINS-ALLIERS       |         7</text:p><text:p text:style-name="P10">ABBAYE-JOUHAUX       |         6</text:p><text:p text:style-name="P10">VILLENEUVE1          |         6</text:p><text:p text:style-name="P10">EAUX CLAIRES         |         6</text:p><text:p text:style-name="P10">JEAN MACE            |         5</text:p><text:p text:style-name="P10">VILLENEUVE2          |         5</text:p><text:p text:style-name="P10">CHAMPIONNET          |         4</text:p><text:p text:style-name="P10">CAPUCHE GR           |         4</text:p><text:p text:style-name="P10">NOTRE DAME           |         3</text:p><text:p text:style-name="P10">FOCH AIGLE           |         3</text:p><text:p text:style-name="P10">VILLAGE-OLYMPIQUE    |         3</text:p><text:p text:style-name="P10">CENTRE GARE          |         3</text:p><text:p text:style-name="P10">TEISSEIRE            |         2</text:p><text:p text:style-name="P10">POLYGONNE            |         1</text:p><text:p text:style-name="P10">ILE VERTE            |         1</text:p><text:p text:style-name="P10">MUTUALITE            |         1</text:p><text:p text:style-name="P10">SAINT-LAURENT        |         1</text:p><text:p text:style-name="P10">MISTRAL-DRAC         |         1</text:p><text:p text:style-name="P10">(23 lignes)</text:p></draw:text-box></draw:frame></text:p>
      <text:list xml:id="list43672868" text:continue-numbering="true" text:style-name="L4">
        <text:list-item>
          <text:h text:style-name="P25" text:outline-level="1"><text:span text:style-name="T7">Documentation de l’application :</text:span></text:h>
        </text:list-item>
      </text:list>
      <text:h text:style-name="Heading_20_2" text:outline-level="2"><text:span text:style-name="T3"><text:s text:c="10"/>Question 8 :</text:span><text:span text:style-name="T2"> </text:span></text:h>
      <text:p text:style-name="Text_20_body"><text:span text:style-name="T4">Créez un petit programme de test permettant simplement de vous connecter à la base de données OSM via Java / JDBC, et vérifiez que tout fonctionne bien.</text:span><text:span text:style-name="T2"> </text:span></text:p>
      <text:p text:style-name="P6"/>
      <text:p text:style-name="P10"><text:tab/>Pour tester cette question, lancez l’application avec comme argument le chiffre 8. Dans la console s’affichera alors les coordonnées du centroïde de la mairie de Grenoble ainsi que sa bbox.</text:p>
      <text:p text:style-name="P6"/>
      <text:p text:style-name="P10">Voici un aperçu du résultat :</text:p>
      <text:p text:style-name="P13"><draw:frame draw:style-name="fr1" draw:name="Cadre14" text:anchor-type="paragraph" svg:width="17.103cm" draw:z-index="13"><draw:text-box fo:min-height="4.771cm"><text:p text:style-name="P23">janv. 29, 2014 9:38:33 PM database.Utils createConnection</text:p><text:p text:style-name="P23">Infos: Loading PostgreSQL driver...</text:p><text:p text:style-name="P23">janv. 29, 2014 9:38:33 PM database.Utils createConnection</text:p><text:p text:style-name="P23">Infos: Trying to connect to Grenoble database...</text:p><text:p text:style-name="P23">janv. 29, 2014 9:38:34 PM database.Utils createConnection</text:p><text:p text:style-name="P23">Infos: Connected.</text:p><text:p text:style-name="P21">Voici les coordonnées (en WGS84) du centroïde et la bbox de la mairie de Grenoble :</text:p><text:p text:style-name="P22">    <text:span text:style-name="T16">longitude centroide = 5.73644115</text:span></text:p><text:p text:style-name="P22">    <text:span text:style-name="T16">latitude centroide = 45.18644215</text:span></text:p><text:p text:style-name="P22">    <text:span text:style-name="T16">bbox = SRID=4326;POLYGON((5.7357904 45.1860426,5.7357904 45.1868417,5.7370919 45.1868417,5.7370919 45.1860426,5.7357904 45.1860426))</text:span></text:p><text:p text:style-name="P23">janv. 29, 2014 9:38:47 PM database.Utils closeConnection</text:p><text:p text:style-name="P23">Infos: Connection closed.</text:p></draw:text-box></draw:frame></text:p>
      <text:p text:style-name="P6"/>
      <text:h text:style-name="Heading_20_2" text:outline-level="2"><text:span text:style-name="T3"><text:s text:c="10"/>Question 9 :</text:span><text:span text:style-name="T2"> </text:span></text:h>
      <text:p text:style-name="Text_20_body"><text:span text:style-name="T4">Écrivez un petit programme de test prenant un argument en ligne de commande, et affichant tous les noms et coordonnées géographiques des points dont le nom ressemble à (au sens du LIKE SQL) l'argument.</text:span></text:p>
      <text:p text:style-name="P10"/>
      <text:p text:style-name="P10"><text:tab/>Requête utilisée pour cette question :</text:p>
      <text:p text:style-name="P10"/>
      <text:p text:style-name="P11">SELECT tags-&gt;'name' AS nom, ST_X(geom) AS longitude, ST_Y(geom) AS latitude FROM nodes WHERE tags-&gt;'name' LIKE ‘Dom__ne _niversit%’;</text:p>
      <text:p text:style-name="P6"><draw:frame draw:style-name="fr1" draw:name="Cadre15" text:anchor-type="paragraph" svg:width="8.992cm" draw:z-index="14"><draw:text-box fo:min-height="3.387cm"><text:p text:style-name="P15">         <text:span text:style-name="T15">nom          | longitude |  latitude</text:span></text:p><text:p text:style-name="P11">---------------------+-------------+------------</text:p><text:p text:style-name="P11">Domaine Universitaire |  5.758102 | 45.1874865</text:p><text:p text:style-name="P11">Domaine Universitaire | 5.7569486 |  45.187046</text:p><text:p text:style-name="P11">Domaine Universitaire | 5.7680106 |  45.192893</text:p><text:p text:style-name="P11">(3 lignes)</text:p></draw:text-box></draw:frame></text:p>
      <text:p text:style-name="P18"><text:span text:style-name="T5"><text:tab/>Pour tester cette question, lancez l’application avec comme premier argument le chiffre 9 et comme second argument le nom du lieu pour lequel vous cherchez des coordonnées. Dans la console s’affichera les lieux accompagnés de leurs coordonnées, correspondant au nom du lieu passé en paramètre.</text:span></text:p>
      <text:p text:style-name="P10"><text:soft-page-break/><text:tab/>Voici un aperçu du résultat lors d’un test avec l’argument <text:span text:style-name="T21">“Dom__ne _niversit%”</text:span> :</text:p>
      <text:p text:style-name="P18"><draw:frame draw:style-name="fr1" draw:name="Cadre16" text:anchor-type="paragraph" svg:width="11.141cm" draw:z-index="15"><draw:text-box fo:min-height="9.59cm"><text:p text:style-name="P23">janv. 29, 2014 9:52:52 PM database.Utils createConnection</text:p><text:p text:style-name="P23">Infos: Loading PostgreSQL driver...</text:p><text:p text:style-name="P23">janv. 29, 2014 9:52:52 PM database.Utils createConnection</text:p><text:p text:style-name="P23">Infos: Trying to connect to Grenoble database...</text:p><text:p text:style-name="P23">janv. 29, 2014 9:52:53 PM database.Utils createConnection</text:p><text:p text:style-name="P23">Infos: Connected.</text:p><text:p text:style-name="P21">nom = Domaine Universitaire</text:p><text:p text:style-name="P22">    <text:span text:style-name="T16">longitude = 5.758102</text:span></text:p><text:p text:style-name="P22">    <text:span text:style-name="T16">latitude = 45.187486500000006</text:span></text:p><text:p text:style-name="P21">nom = Domaine Universitaire</text:p><text:p text:style-name="P22">    <text:span text:style-name="T16">longitude = 5.7569486</text:span></text:p><text:p text:style-name="P22">    <text:span text:style-name="T16">latitude = 45.187046</text:span></text:p><text:p text:style-name="P21">nom = Domaine Universitaire</text:p><text:p text:style-name="P22">    <text:span text:style-name="T16">longitude = 5.7680106</text:span></text:p><text:p text:style-name="P22">    <text:span text:style-name="T16">latitude = 45.192893000000005</text:span></text:p><text:p text:style-name="P23">janv. 29, 2014 9:53:14 PM database.Utils closeConnection</text:p><text:p text:style-name="P23">Infos: Connection closed.</text:p></draw:text-box></draw:frame></text:p>
      <text:h text:style-name="P27" text:outline-level="2"><text:s text:c="11"/>Question 10 <text:s/>(alternatives a et b) : </text:h>
      <text:p text:style-name="P14"><text:span text:style-name="T15"><text:tab/>Pour tester cette question, lancez l’application avec comme argument le nombre 10.</text:span></text:p>
      <text:p text:style-name="P24"><text:span text:style-name="T3"/></text:p>
      <text:p text:style-name="P24"><text:span text:style-name="T3">(alternative a) :</text:span><text:span text:style-name="T2"> </text:span><text:span text:style-name="T4">L'ensemble des routes autour de Grenoble (longitudes comprises entre 5.7 et 5.8, et latitudes comprises entre 45.1 et 45.2).</text:span></text:p>
      <text:p text:style-name="Text_20_body"/>
      <text:p text:style-name="P10"><text:tab/>Requête utilisée pour cette question :</text:p>
      <text:p text:style-name="P12">SELECT ST_Transform(linestring, 2154) AS linestring, tags-&gt;'highway' AS highway FROM ways WHERE tags-&gt;'highway' LIKE '%' AND ST_Intersects(linestring, ST_Setsrid(ST_GeomFromText('Polygon((5.8 45.1, 5.8 45.2, 5.7 45.2, 5.7 45.1, 5.8 45.1))'),4326));</text:p>
      <text:p text:style-name="Text_20_body"/>
      <text:p text:style-name="P10"><text:tab/>Pour faciliter l’observation des routes, nous avons décidé de colorer les principaux types de routes selon ce code de couleur :</text:p>
      <table:table table:name="Tableau2" table:style-name="Tableau2">
        <table:table-column table:style-name="Tableau2.A" table:number-columns-repeated="2"/>
        <table:table-row>
          <table:table-cell table:style-name="Tableau2.A1" office:value-type="string">
            <text:p text:style-name="Table_20_Contents">Motorway</text:p>
          </table:table-cell>
          <table:table-cell table:style-name="Tableau2.B1" office:value-type="string">
            <text:p text:style-name="Table_20_Contents">Bleu</text:p>
          </table:table-cell>
        </table:table-row>
        <table:table-row>
          <table:table-cell table:style-name="Tableau2.A2" office:value-type="string">
            <text:p text:style-name="Table_20_Contents">Trunk</text:p>
          </table:table-cell>
          <table:table-cell table:style-name="Tableau2.B2" office:value-type="string">
            <text:p text:style-name="Table_20_Contents">Vert</text:p>
          </table:table-cell>
        </table:table-row>
        <table:table-row>
          <table:table-cell table:style-name="Tableau2.A2" office:value-type="string">
            <text:p text:style-name="Table_20_Contents">Primary</text:p>
          </table:table-cell>
          <table:table-cell table:style-name="Tableau2.B2" office:value-type="string">
            <text:p text:style-name="Table_20_Contents">Red</text:p>
          </table:table-cell>
        </table:table-row>
        <table:table-row>
          <table:table-cell table:style-name="Tableau2.A2" office:value-type="string">
            <text:p text:style-name="Table_20_Contents">Secondary</text:p>
          </table:table-cell>
          <table:table-cell table:style-name="Tableau2.B2" office:value-type="string">
            <text:p text:style-name="Table_20_Contents">Orange</text:p>
          </table:table-cell>
        </table:table-row>
        <table:table-row>
          <table:table-cell table:style-name="Tableau2.A2" office:value-type="string">
            <text:p text:style-name="Table_20_Contents">Tertiary</text:p>
          </table:table-cell>
          <table:table-cell table:style-name="Tableau2.B2" office:value-type="string">
            <text:p text:style-name="Table_20_Contents">Jaune</text:p>
          </table:table-cell>
        </table:table-row>
        <table:table-row>
          <table:table-cell table:style-name="Tableau2.A2" office:value-type="string">
            <text:p text:style-name="Table_20_Contents">Unclassified</text:p>
          </table:table-cell>
          <table:table-cell table:style-name="Tableau2.B2" office:value-type="string">
            <text:p text:style-name="Table_20_Contents">Marron</text:p>
          </table:table-cell>
        </table:table-row>
        <table:table-row>
          <table:table-cell table:style-name="Tableau2.A2" office:value-type="string">
            <text:p text:style-name="Table_20_Contents">Residential</text:p>
          </table:table-cell>
          <table:table-cell table:style-name="Tableau2.B2" office:value-type="string">
            <text:p text:style-name="Table_20_Contents">Gris clair</text:p>
          </table:table-cell>
        </table:table-row>
        <table:table-row>
          <table:table-cell table:style-name="Tableau2.A2" office:value-type="string">
            <text:p text:style-name="Table_20_Contents">Service</text:p>
          </table:table-cell>
          <table:table-cell table:style-name="Tableau2.B2" office:value-type="string">
            <text:p text:style-name="Table_20_Contents">Pink</text:p>
          </table:table-cell>
        </table:table-row>
      </table:table>
      <text:p text:style-name="P7"/>
      <text:p text:style-name="Text_20_body"/>
      <text:p text:style-name="P24"><text:soft-page-break/><text:span text:style-name="T3">(alternative b) :</text:span><text:span text:style-name="T2"> </text:span><text:span text:style-name="T4">L'ensemble des bâtiments autour de Grenoble (longitudes comprises entre 5.7 et 5.8, et latitudes comprises entre 45.1 et 45.2). </text:span></text:p>
      <text:p text:style-name="Text_20_body"/>
      <text:p text:style-name="P10"><text:tab/>Requête utilisée pour cette question :</text:p>
      <text:p text:style-name="P10">SELECT ST_Transform(bbox, 2154) AS bbox FROM ways WHERE tags-&gt;'building' LIKE '%' AND ST_Intersects(linestring, ST_Setsrid(ST_GeomFromText('Polygon((5.8 45.1, 5.8 45.2, 5.7 45.2, 5.7 45.1, 5.8 45.1))'),4326));</text:p>
      <text:p text:style-name="Text_20_body"/>
      <text:p text:style-name="P18"><text:span text:style-name="T5">Voici un aperçu du résultat de cette question :</text:span></text:p>
      <text:p text:style-name="P18"><draw:frame draw:style-name="fr3" draw:name="images1" text:anchor-type="paragraph" svg:width="16.51cm" svg:height="9.948cm" draw:z-index="16"><draw:image xlink:href="https://lh6.googleusercontent.com/iBLNLcGM3L2dvsr9wr-oJXuMAIduu55Xbuk5-cbLHEfhUDoh_iFE3Ww7E6f53hnfr35BFEhum5gpoKqGb8r9rk8rqHh1AhnAB9n9utbSaNh7HmL_uXWSSDthEQ" xlink:type="simple" xlink:show="embed" xlink:actuate="onLoad"/></draw:frame><text:span text:style-name="T5"/></text:p>
      <text:p text:style-name="P20"/>
      <text:h text:style-name="Heading_20_2" text:outline-level="2"><text:span text:style-name="T3"><text:s text:c="10"/>Question 11 (suggestion a) :</text:span><text:span text:style-name="T2"> </text:span></text:h>
      <text:p text:style-name="P18"><text:span text:style-name="T4">Même question que la question 7 (nombre de boulangeries par quartier de Grenoble), mais en représentant graphiquement sur la carte les valeurs (utilisez des attributs graphiques tels que la couleur, ou autre). </text:span></text:p>
      <text:p text:style-name="Text_20_body"/>
      <text:p text:style-name="P10"><text:tab/>Pour tester cette question, lancez l’application avec comme argument le nombre 11.</text:p>
      <text:p text:style-name="P6"/>
      <text:p text:style-name="P10"><text:tab/>Requête utilisée pour cette question :</text:p>
      <text:p text:style-name="P10">SELECT q.quartier AS quartier, q.the_geom AS contour, COUNT(n) AS nb_boulangeries FROM quartier q, nodes n WHERE n.tags-&gt;'shop'='bakery' AND ST_Intersects(ST_Transform(q.the_geom, 4326), n.geom) GROUP BY q.quartier, q.the_geom ORDER BY COUNT(n) DESC;</text:p>
      <text:p text:style-name="Text_20_body"/>
      <text:p text:style-name="P10"><text:tab/>Pour afficher les différentes valeurs, nous avons décidé de colorer en jaune les quartiers contenant entre 1 et 4 boulangeries, en orange les quartiers contenant entre 5 et 9 boulangeries et en rouge ceux qui contiennent au moins 10 boulangeries.</text:p>
      <text:p text:style-name="P10">De plus, pour faciliter la localisation des différents quartiers, nous avons affiché les routes aux alentours de Grenoble.</text:p>
      <text:p text:style-name="P18"><text:soft-page-break/><text:span text:style-name="T5">Voici un aperçu du résultat de cette question :</text:span></text:p>
      <text:p text:style-name="P18"><draw:frame draw:style-name="fr3" draw:name="images2" text:anchor-type="paragraph" svg:width="16.51cm" svg:height="9.975cm" draw:z-index="17"><draw:image xlink:href="https://lh3.googleusercontent.com/5LuGSgu8qvle1nMp02vvMwBmlD97mhuiLQWOkIuQPws6oCkFqfggf9yG0C4RIw3fWjTCF-fQC7Dz0dzJRbR0w1_4OmuRMQUiILs0mALlGU8dSKQezaIdveN5jA" xlink:type="simple" xlink:show="embed" xlink:actuate="onLoad"/></draw:frame><text:span text:style-name="T5"/></text:p>
      <text:h text:style-name="Heading_20_1" text:outline-level="1"/>
      <text:list xml:id="list43676075" text:continue-numbering="true" text:style-name="L4">
        <text:list-item>
          <text:h text:style-name="P25" text:outline-level="1"><text:span text:style-name="T20">Manuel Utilisateur</text:span></text:h>
        </text:list-item>
      </text:list>
      <text:p text:style-name="Text_20_body"/>
      <text:p text:style-name="P10"><text:tab/>Pour tester notre application, veuillez passer en argument le numéro de la question que vous souhaitez tester :</text:p>
      <text:p text:style-name="P14">    <text:span text:style-name="T15">- 8 =&gt; programme simple pour tester la connection à la base de données.</text:span></text:p>
      <text:p text:style-name="P14">    <text:span text:style-name="T15">- 9 $name =&gt; affiche tous les noms et coordonnées géographiques des points dont le nom ressemble à $name.</text:span></text:p>
      <text:p text:style-name="P14">    <text:span text:style-name="T15">- 10 =&gt; affiche toutes les routes et tous les bâtiments autour de Grenoble.</text:span></text:p>
      <text:p text:style-name="P14">    <text:span text:style-name="T15">- 11 =&gt; affiche le nombre de boulangeries par quartier à Grenoble.</text:span></text:p>
      <text:p text:style-name="Text_20_body"><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Tahoma1" svg:font-family="Tahoma"/>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019cm" fo:margin-bottom="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milie libessart</meta:initial-creator>
    <meta:creation-date>2014-01-29T22:35:43.69</meta:creation-date>
    <dc:date>2014-01-29T23:52:41.12</dc:date>
    <dc:creator>emilie libessart</dc:creator>
    <meta:editing-duration>PT00H14M35S</meta:editing-duration>
    <meta:editing-cycles>6</meta:editing-cycles>
    <meta:generator>OpenOffice.org/3.1$Win32 OpenOffice.org_project/310m19$Build-9420</meta:generator>
    <meta:document-statistic meta:table-count="1" meta:image-count="2" meta:object-count="0" meta:page-count="13" meta:paragraph-count="357" meta:word-count="1832" meta:character-count="17166"/>
  </office:meta>
</office:document-meta>
</file>